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24f48c" officeooo:paragraph-rsid="0024f48c"/>
    </style:style>
    <style:style style:name="P3" style:family="paragraph" style:parent-style-name="Standard">
      <style:paragraph-properties fo:line-height="200%"/>
      <style:text-properties fo:font-style="normal" officeooo:rsid="00558fff" officeooo:paragraph-rsid="0024f48c" style:font-style-asian="normal" style:font-style-complex="normal"/>
    </style:style>
    <style:style style:name="P4" style:family="paragraph" style:parent-style-name="Standard">
      <style:paragraph-properties fo:line-height="200%"/>
      <style:text-properties fo:font-style="normal" fo:font-weight="normal" officeooo:rsid="0071c221" officeooo:paragraph-rsid="0024f48c" style:font-style-asian="normal" style:font-weight-asian="normal" style:font-style-complex="normal" style:font-weight-complex="normal"/>
    </style:style>
    <style:style style:name="P5" style:family="paragraph" style:parent-style-name="Standard">
      <style:paragraph-properties fo:margin-top="0in" fo:margin-bottom="0in" loext:contextual-spacing="false" fo:line-height="200%" fo:text-align="start" style:justify-single-word="false"/>
    </style:style>
    <style:style style:name="P6" style:family="paragraph" style:parent-style-name="Standard">
      <style:paragraph-properties fo:margin-top="0in" fo:margin-bottom="0in" loext:contextual-spacing="false" fo:line-height="200%" fo:text-align="start"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200%" fo:text-align="center" style:justify-single-word="false"/>
      <style:text-properties fo:font-style="normal" fo:font-weight="bold" officeooo:rsid="0071c221" officeooo:paragraph-rsid="0024f48c" style:font-style-asian="normal" style:font-weight-asian="bold" style:font-style-complex="normal" style:font-weight-complex="bold"/>
    </style:style>
    <style:style style:name="P8" style:family="paragraph" style:parent-style-name="Standard">
      <style:paragraph-properties fo:line-height="200%"/>
      <style:text-properties fo:font-style="normal" fo:font-weight="normal" officeooo:rsid="0071c221" officeooo:paragraph-rsid="0024f48c" style:font-style-asian="normal" style:font-weight-asian="normal" style:font-style-complex="normal" style:font-weight-complex="normal"/>
    </style:style>
    <style:style style:name="T1" style:family="text">
      <style:text-properties officeooo:rsid="001b65a0"/>
    </style:style>
    <style:style style:name="T2" style:family="text">
      <style:text-properties officeooo:rsid="001b7261"/>
    </style:style>
    <style:style style:name="T3" style:family="text">
      <style:text-properties officeooo:rsid="001c700b"/>
    </style:style>
    <style:style style:name="T4" style:family="text">
      <style:text-properties officeooo:rsid="001d00c4"/>
    </style:style>
    <style:style style:name="T5" style:family="text">
      <style:text-properties officeooo:rsid="001fe0b4"/>
    </style:style>
    <style:style style:name="T6" style:family="text">
      <style:text-properties officeooo:rsid="00218202"/>
    </style:style>
    <style:style style:name="T7" style:family="text">
      <style:text-properties officeooo:rsid="002a291a"/>
    </style:style>
    <style:style style:name="T8" style:family="text">
      <style:text-properties fo:font-style="italic" officeooo:rsid="001fe0b4" style:font-style-asian="italic" style:font-style-complex="italic"/>
    </style:style>
    <style:style style:name="T9" style:family="text">
      <style:text-properties fo:font-style="italic" officeooo:rsid="002a291a" style:font-style-asian="italic" style:font-style-complex="italic"/>
    </style:style>
    <style:style style:name="T10" style:family="text">
      <style:text-properties fo:font-style="italic" officeooo:rsid="00405d3e" style:font-style-asian="italic" style:font-style-complex="italic"/>
    </style:style>
    <style:style style:name="T11" style:family="text">
      <style:text-properties fo:font-style="italic" officeooo:rsid="0047215b" style:font-style-asian="italic" style:font-style-complex="italic"/>
    </style:style>
    <style:style style:name="T12" style:family="text">
      <style:text-properties fo:font-style="italic" fo:font-weight="normal" officeooo:rsid="00653eaa" style:font-style-asian="italic" style:font-weight-asian="normal" style:font-style-complex="italic" style:font-weight-complex="normal"/>
    </style:style>
    <style:style style:name="T13" style:family="text">
      <style:text-properties fo:font-style="normal" officeooo:rsid="00405d3e" style:font-style-asian="normal" style:font-style-complex="normal"/>
    </style:style>
    <style:style style:name="T14" style:family="text">
      <style:text-properties fo:font-style="normal" officeooo:rsid="00450ed1" style:font-style-asian="normal" style:font-style-complex="normal"/>
    </style:style>
    <style:style style:name="T15" style:family="text">
      <style:text-properties fo:font-style="normal" officeooo:rsid="004615ad" style:font-style-asian="normal" style:font-style-complex="normal"/>
    </style:style>
    <style:style style:name="T16" style:family="text">
      <style:text-properties fo:font-style="normal" officeooo:rsid="0047215b" style:font-style-asian="normal" style:font-style-complex="normal"/>
    </style:style>
    <style:style style:name="T17" style:family="text">
      <style:text-properties fo:font-style="normal" officeooo:rsid="0047c531" style:font-style-asian="normal" style:font-style-complex="normal"/>
    </style:style>
    <style:style style:name="T18" style:family="text">
      <style:text-properties fo:font-style="normal" officeooo:rsid="00494331" style:font-style-asian="normal" style:font-style-complex="normal"/>
    </style:style>
    <style:style style:name="T19" style:family="text">
      <style:text-properties fo:font-style="normal" officeooo:rsid="004a431a" style:font-style-asian="normal" style:font-style-complex="normal"/>
    </style:style>
    <style:style style:name="T20" style:family="text">
      <style:text-properties fo:font-style="normal" officeooo:rsid="004bca83" style:font-style-asian="normal" style:font-style-complex="normal"/>
    </style:style>
    <style:style style:name="T21" style:family="text">
      <style:text-properties fo:font-style="normal" officeooo:rsid="004c31b0" style:font-style-asian="normal" style:font-style-complex="normal"/>
    </style:style>
    <style:style style:name="T22" style:family="text">
      <style:text-properties fo:font-style="normal" officeooo:rsid="004e277f" style:font-style-asian="normal" style:font-style-complex="normal"/>
    </style:style>
    <style:style style:name="T23" style:family="text">
      <style:text-properties fo:font-style="normal" officeooo:rsid="0051abe9" style:font-style-asian="normal" style:font-style-complex="normal"/>
    </style:style>
    <style:style style:name="T24" style:family="text">
      <style:text-properties fo:font-style="normal" officeooo:rsid="005203fb" style:font-style-asian="normal" style:font-style-complex="normal"/>
    </style:style>
    <style:style style:name="T25" style:family="text">
      <style:text-properties fo:font-style="normal" officeooo:rsid="0053ad4a" style:font-style-asian="normal" style:font-style-complex="normal"/>
    </style:style>
    <style:style style:name="T26" style:family="text">
      <style:text-properties fo:font-style="normal" officeooo:rsid="00540606" style:font-style-asian="normal" style:font-style-complex="normal"/>
    </style:style>
    <style:style style:name="T27" style:family="text">
      <style:text-properties fo:font-style="normal" officeooo:rsid="00558fff" style:font-style-asian="normal" style:font-style-complex="normal"/>
    </style:style>
    <style:style style:name="T28" style:family="text">
      <style:text-properties fo:font-style="normal" officeooo:rsid="00565928" style:font-style-asian="normal" style:font-style-complex="normal"/>
    </style:style>
    <style:style style:name="T29" style:family="text">
      <style:text-properties fo:font-style="normal" officeooo:rsid="00579ae4" style:font-style-asian="normal" style:font-style-complex="normal"/>
    </style:style>
    <style:style style:name="T30" style:family="text">
      <style:text-properties fo:font-style="normal" officeooo:rsid="0058692f" style:font-style-asian="normal" style:font-style-complex="normal"/>
    </style:style>
    <style:style style:name="T31" style:family="text">
      <style:text-properties fo:font-style="normal" officeooo:rsid="0059fb0b" style:font-style-asian="normal" style:font-style-complex="normal"/>
    </style:style>
    <style:style style:name="T32" style:family="text">
      <style:text-properties fo:font-style="normal" fo:font-weight="bold" officeooo:rsid="0058692f" style:font-style-asian="normal" style:font-weight-asian="bold" style:font-style-complex="normal" style:font-weight-complex="bold"/>
    </style:style>
    <style:style style:name="T33" style:family="text">
      <style:text-properties fo:font-style="normal" fo:font-weight="normal" officeooo:rsid="0058692f" style:font-style-asian="normal" style:font-weight-asian="normal" style:font-style-complex="normal" style:font-weight-complex="normal"/>
    </style:style>
    <style:style style:name="T34" style:family="text">
      <style:text-properties fo:font-style="normal" fo:font-weight="normal" officeooo:rsid="00588ffe" style:font-style-asian="normal" style:font-weight-asian="normal" style:font-style-complex="normal" style:font-weight-complex="normal"/>
    </style:style>
    <style:style style:name="T35" style:family="text">
      <style:text-properties fo:font-style="normal" fo:font-weight="normal" officeooo:rsid="005b8828" style:font-style-asian="normal" style:font-weight-asian="normal" style:font-style-complex="normal" style:font-weight-complex="normal"/>
    </style:style>
    <style:style style:name="T36" style:family="text">
      <style:text-properties fo:font-style="normal" fo:font-weight="normal" officeooo:rsid="005d00c9" style:font-style-asian="normal" style:font-weight-asian="normal" style:font-style-complex="normal" style:font-weight-complex="normal"/>
    </style:style>
    <style:style style:name="T37" style:family="text">
      <style:text-properties fo:font-style="normal" fo:font-weight="normal" officeooo:rsid="005d36fa" style:font-style-asian="normal" style:font-weight-asian="normal" style:font-style-complex="normal" style:font-weight-complex="normal"/>
    </style:style>
    <style:style style:name="T38" style:family="text">
      <style:text-properties fo:font-style="normal" fo:font-weight="normal" officeooo:rsid="005d920e" style:font-style-asian="normal" style:font-weight-asian="normal" style:font-style-complex="normal" style:font-weight-complex="normal"/>
    </style:style>
    <style:style style:name="T39" style:family="text">
      <style:text-properties fo:font-style="normal" fo:font-weight="normal" officeooo:rsid="00602808" style:font-style-asian="normal" style:font-weight-asian="normal" style:font-style-complex="normal" style:font-weight-complex="normal"/>
    </style:style>
    <style:style style:name="T40" style:family="text">
      <style:text-properties fo:font-style="normal" fo:font-weight="normal" officeooo:rsid="0061c669" style:font-style-asian="normal" style:font-weight-asian="normal" style:font-style-complex="normal" style:font-weight-complex="normal"/>
    </style:style>
    <style:style style:name="T41" style:family="text">
      <style:text-properties fo:font-style="normal" fo:font-weight="normal" officeooo:rsid="00627973" style:font-style-asian="normal" style:font-weight-asian="normal" style:font-style-complex="normal" style:font-weight-complex="normal"/>
    </style:style>
    <style:style style:name="T42" style:family="text">
      <style:text-properties fo:font-style="normal" fo:font-weight="normal" officeooo:rsid="0064463c" style:font-style-asian="normal" style:font-weight-asian="normal" style:font-style-complex="normal" style:font-weight-complex="normal"/>
    </style:style>
    <style:style style:name="T43" style:family="text">
      <style:text-properties fo:font-style="normal" fo:font-weight="normal" officeooo:rsid="00650334" style:font-style-asian="normal" style:font-weight-asian="normal" style:font-style-complex="normal" style:font-weight-complex="normal"/>
    </style:style>
    <style:style style:name="T44" style:family="text">
      <style:text-properties fo:font-style="normal" fo:font-weight="normal" officeooo:rsid="00653eaa" style:font-style-asian="normal" style:font-weight-asian="normal" style:font-style-complex="normal" style:font-weight-complex="normal"/>
    </style:style>
    <style:style style:name="T45" style:family="text">
      <style:text-properties fo:font-style="normal" fo:font-weight="normal" officeooo:rsid="00668ba1" style:font-style-asian="normal" style:font-weight-asian="normal" style:font-style-complex="normal" style:font-weight-complex="normal"/>
    </style:style>
    <style:style style:name="T46" style:family="text">
      <style:text-properties fo:font-style="normal" fo:font-weight="normal" officeooo:rsid="006849f9" style:font-style-asian="normal" style:font-weight-asian="normal" style:font-style-complex="normal" style:font-weight-complex="normal"/>
    </style:style>
    <style:style style:name="T47" style:family="text">
      <style:text-properties fo:font-style="normal" fo:font-weight="normal" officeooo:rsid="006a3f85" style:font-style-asian="normal" style:font-weight-asian="normal" style:font-style-complex="normal" style:font-weight-complex="normal"/>
    </style:style>
    <style:style style:name="T48" style:family="text">
      <style:text-properties fo:font-style="normal" fo:font-weight="normal" officeooo:rsid="006bb784" style:font-style-asian="normal" style:font-weight-asian="normal" style:font-style-complex="normal" style:font-weight-complex="normal"/>
    </style:style>
    <style:style style:name="T49" style:family="text">
      <style:text-properties fo:font-style="normal" fo:font-weight="normal" officeooo:rsid="006c1cc6" style:font-style-asian="normal" style:font-weight-asian="normal" style:font-style-complex="normal" style:font-weight-complex="normal"/>
    </style:style>
    <style:style style:name="T50" style:family="text">
      <style:text-properties fo:font-style="normal" fo:font-weight="normal" officeooo:rsid="006cf6ce" style:font-style-asian="normal" style:font-weight-asian="normal" style:font-style-complex="normal" style:font-weight-complex="normal"/>
    </style:style>
    <style:style style:name="T51" style:family="text">
      <style:text-properties fo:font-style="normal" fo:font-weight="normal" officeooo:rsid="006e7b6b" style:font-style-asian="normal" style:font-weight-asian="normal" style:font-style-complex="normal" style:font-weight-complex="normal"/>
    </style:style>
    <style:style style:name="T52" style:family="text">
      <style:text-properties fo:font-style="normal" fo:font-weight="normal" officeooo:rsid="006f9836" style:font-style-asian="normal" style:font-weight-asian="normal" style:font-style-complex="normal" style:font-weight-complex="normal"/>
    </style:style>
    <style:style style:name="T53" style:family="text">
      <style:text-properties fo:font-style="normal" fo:font-weight="normal" officeooo:rsid="007122c6" style:font-style-asian="normal" style:font-weight-asian="normal" style:font-style-complex="normal" style:font-weight-complex="normal"/>
    </style:style>
    <style:style style:name="T54" style:family="text">
      <style:text-properties fo:font-style="normal" fo:font-weight="normal" officeooo:rsid="0071c221" style:font-style-asian="normal" style:font-weight-asian="normal" style:font-style-complex="normal" style:font-weight-complex="normal"/>
    </style:style>
    <style:style style:name="T55" style:family="text">
      <style:text-properties officeooo:rsid="002bd948"/>
    </style:style>
    <style:style style:name="T56" style:family="text">
      <style:text-properties officeooo:rsid="002c1370"/>
    </style:style>
    <style:style style:name="T57" style:family="text">
      <style:text-properties officeooo:rsid="002c1d33"/>
    </style:style>
    <style:style style:name="T58" style:family="text">
      <style:text-properties officeooo:rsid="002c8750"/>
    </style:style>
    <style:style style:name="T59" style:family="text">
      <style:text-properties officeooo:rsid="002da983"/>
    </style:style>
    <style:style style:name="T60" style:family="text">
      <style:text-properties officeooo:rsid="002f6c08"/>
    </style:style>
    <style:style style:name="T61" style:family="text">
      <style:text-properties officeooo:rsid="003117e1"/>
    </style:style>
    <style:style style:name="T62" style:family="text">
      <style:text-properties officeooo:rsid="0032f25d"/>
    </style:style>
    <style:style style:name="T63" style:family="text">
      <style:text-properties officeooo:rsid="0034a62d"/>
    </style:style>
    <style:style style:name="T64" style:family="text">
      <style:text-properties officeooo:rsid="003524ae"/>
    </style:style>
    <style:style style:name="T65" style:family="text">
      <style:text-properties officeooo:rsid="00371f20"/>
    </style:style>
    <style:style style:name="T66" style:family="text">
      <style:text-properties officeooo:rsid="003ac040"/>
    </style:style>
    <style:style style:name="T67" style:family="text">
      <style:text-properties officeooo:rsid="003ac775"/>
    </style:style>
    <style:style style:name="T68" style:family="text">
      <style:text-properties officeooo:rsid="003bd575"/>
    </style:style>
    <style:style style:name="T69" style:family="text">
      <style:text-properties officeooo:rsid="003c7683"/>
    </style:style>
    <style:style style:name="T70" style:family="text">
      <style:text-properties officeooo:rsid="003da27f"/>
    </style:style>
    <style:style style:name="T71" style:family="text">
      <style:text-properties officeooo:rsid="003ee1ed"/>
    </style:style>
    <style:style style:name="T72" style:family="text">
      <style:text-properties officeooo:rsid="00405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awoke strapped down to what she could only assume was an operating table, judging by how it felt similar to the ones she used for her own patients what seemed so long ago now. </text:span><text:span text:style-name="T2">Frightened, she struggled for a moment, only to freeze in fear as she heard the flick of a switch and the all-too familiar footsteps. She began to softly weep.</text:span></text:p>
      <text:p text:style-name="P1"><text:tab/>“<text:span text:style-name="T3">It’s okay my dear, it’s okay,” assured Tia, stroking her dubiously still deemed girlfriend’s hair.</text:span></text:p>
      <text:p text:style-name="P1"><text:tab/>“<text:span text:style-name="T4">Why, Tia? I-I love you. What did I do wrong? P-please let me go! Please!” cried the bat.</text:span></text:p>
      <text:p text:style-name="P1"><text:tab/>“<text:span text:style-name="T5">Oh, my sweet, you’ve</text:span><text:span text:style-name="T8"> </text:span><text:span text:style-name="T9">done</text:span><text:span text:style-name="T8"> </text:span><text:span text:style-name="T5">nothing wrong. You were just at the wrong place at the wrong time. Now...now I have to fix something, </text:span><text:span text:style-name="T6">you understand.”</text:span></text:p>
      <text:p text:style-name="P2"><text:tab/>“<text:span text:style-name="T7">Please don’t hurt me!”</text:span></text:p>
      <text:p text:style-name="P2"><text:tab/>“<text:span text:style-name="T55">Well now I can’t promise that. You need to forget what you’ve seen.”</text:span></text:p>
      <text:p text:style-name="P2"/>
      <text:p text:style-name="P2"><text:tab/><text:span text:style-name="T57">Dashing towards the battlefield, Lucius &amp; Panama reached the sight of the conflict. </text:span><text:span text:style-name="T60">S</text:span><text:span text:style-name="T57">plitting up as the cat slipped into the ranks of his soldiers now pouring out through the gate, </text:span><text:span text:style-name="T61">Lux </text:span><text:span text:style-name="T62">acknowledged</text:span><text:span text:style-name="T58"> their recognition of him only briefly. </text:span><text:span text:style-name="T59">He found Gwendolyn in his chambers and hugged her in his arms tightly. </text:span></text:p>
      <text:p text:style-name="P2"><text:tab/>“<text:span text:style-name="T63">Milord! What are you doing back so soon?”</text:span></text:p>
      <text:p text:style-name="P2"><text:tab/>“<text:span text:style-name="T64">No time to explain! Where’s Althea?”</text:span></text:p>
      <text:p text:style-name="P2"><text:tab/>“<text:span text:style-name="T64">She keeps disappearing on us.”</text:span></text:p>
      <text:p text:style-name="P2"><text:tab/>“<text:span text:style-name="T65">Then she’s still up to her old </text:span><text:span text:style-name="T68">tricks</text:span><text:span text:style-name="T65"> no doubt. Negotiate a ceasefire with Panama if you can ; I brought him here.”</text:span></text:p>
      <text:p text:style-name="P2"><text:tab/>“<text:span text:style-name="T65">Yes, milord!”</text:span></text:p>
      <text:p text:style-name="P2"><text:tab/><text:span text:style-name="T66">Lucius ran down to Althea’s doctor’s office, </text:span><text:span text:style-name="T67">looking for any clues of where she had gone, </text:span><text:span text:style-name="T68">before noticing </text:span><text:span text:style-name="T69">the lack of dust on her floor-mat. A simple-mistake, but one he caught up on, unveiling a section of the floor that he could push aside. He began to crawl through the ensuing tunnel with haste </text:span><text:soft-page-break/><text:span text:style-name="T69">and fear. </text:span><text:span text:style-name="T70">Eventually, he reached an opening, beginning to tear through the caverns as he looked for signs of the chinchilla or the bat. </text:span><text:span text:style-name="T71">He began to hear screams, loud hushing, and running water.</text:span></text:p>
      <text:p text:style-name="P2"><text:tab/>“<text:span text:style-name="T72">Now now, we’ve only just started the grafting procedure. The trauma should more then make up for itself with </text:span><text:span text:style-name="T10">wings.</text:span><text:span text:style-name="T13">”</text:span></text:p>
      <text:p text:style-name="P2"><text:span text:style-name="T13"><text:tab/></text:span><text:span text:style-name="T14">Capturing the sound, Lucius’s predatory instincts came upon him. He felt rage, bloodlust, and a need to protect. The blood coursed through his veins and into his legs as he picked up speed, hunting down the growing scent of the chinchilla with adrenaline serving as a painkiller to the intense sprint. </text:span><text:span text:style-name="T15">Finally, he crashed through a door into the “operating room.”</text:span></text:p>
      <text:p text:style-name="P2"><text:span text:style-name="T15"><text:tab/>“</text:span><text:span text:style-name="T16">Lux! P-please! Save me – </text:span><text:span text:style-name="T11">agh</text:span><text:span text:style-name="T16">!” </text:span><text:span text:style-name="T17">cried Leora as the chinchilla injected with her a shot, </text:span><text:span text:style-name="T18">making her eyes begin to water as her senses dulled.</text:span></text:p>
      <text:p text:style-name="P2"><text:span text:style-name="T18"><text:tab/>“</text:span><text:span text:style-name="T19">Let her go, Tia,” Lucius commanded sternly, drawing his rapier from his holster and hissing. </text:span><text:span text:style-name="T20">Tia stared at him with concern </text:span><text:span text:style-name="T21">and displeasure, throwing her garments aside and drawing a weapon of her own: a similar rapier engraved with a serpent. “</text:span><text:span text:style-name="T22">Let. Her. Go.”</text:span></text:p>
      <text:p text:style-name="P2"><text:span text:style-name="T22"><text:tab/>“</text:span><text:span text:style-name="T23">You’ll have to kill me.”</text:span></text:p>
      <text:p text:style-name="P2"><text:span text:style-name="T23"><text:tab/>“</text:span><text:span text:style-name="T24">Be my guest.”</text:span></text:p>
      <text:p text:style-name="P2"><text:span text:style-name="T24"><text:tab/></text:span><text:span text:style-name="T25">The two looked at each-other queerly for a moment, before slamming their blades together and engaging.</text:span></text:p>
      <text:p text:style-name="P2"><text:span text:style-name="T26"/></text:p>
      <text:p text:style-name="P2"><text:span text:style-name="T26"><text:tab/></text:span><text:span text:style-name="T27">On the front lines, Panama encountered the </text:span><text:span text:style-name="T31">chieftain</text:span><text:span text:style-name="T27"> of the battlefield.</text:span></text:p>
      <text:p text:style-name="P3"><text:tab/>“Sir. You must have been sent by upper command. What are your orders?”</text:p>
      <text:p text:style-name="P2"><text:span text:style-name="T27"><text:tab/>“</text:span><text:span text:style-name="T28">Ceasefire. This has become too costly. </text:span><text:span text:style-name="T29">Volk has died.</text:span><text:span text:style-name="T28">”</text:span></text:p>
      <text:p text:style-name="P2"><text:span text:style-name="T28"><text:tab/>“</text:span><text:span text:style-name="T30">Are you </text:span><text:span text:style-name="T32">sure</text:span><text:span text:style-name="T33">, sir?”</text:span></text:p>
      <text:p text:style-name="P2"><text:span text:style-name="T33"><text:tab/>“</text:span><text:span text:style-name="T34">Yes.”</text:span></text:p>
      <text:p text:style-name="P2"><text:span text:style-name="T34"><text:tab/>“Alright! Men! We’re reining it in!” called the </text:span><text:span text:style-name="T35">chief, a </text:span><text:span text:style-name="T36">grizzly bear. </text:span><text:span text:style-name="T37">He took out a horn and began to blow, as a flag-bearer held up a blue flag with a white cross, indicating a call for peace.</text:span></text:p>
      <text:p text:style-name="P2"><text:soft-page-break/><text:span text:style-name="T37"><text:tab/></text:span><text:span text:style-name="T38">Within a half-hour, the fighting ha</text:span><text:span text:style-name="T39">d</text:span><text:span text:style-name="T38"> drawn to only drizzles. </text:span><text:span text:style-name="T39">Soon, Gwendolyn was able to come out onto the field, and she and Panama began to draw up the terms.</text:span></text:p>
      <text:p text:style-name="P2"><text:span text:style-name="T39"><text:tab/></text:span><text:span text:style-name="T40">Lucius took a wide swing with his blade and cut a piece of the chinchilla’s fur clean off, electing a mad frown and a return swipe that cut the cat’s arm. “</text:span><text:span text:style-name="T41">What are you doing Tia? I thought you were loyal! How could you be working for these cretins?”</text:span></text:p>
      <text:p text:style-name="P2"><text:span text:style-name="T41"><text:tab/>“</text:span><text:span text:style-name="T42">Just a long-time spy. It was my duty, but now I’m going to leave it all behind with her, whether she likes it or not!”</text:span></text:p>
      <text:p text:style-name="P2"><text:span text:style-name="T42"><text:tab/>“And you plan to win her over with torture?” </text:span><text:span text:style-name="T43">retorted Lucius, parrying another strike and entering the bind with Althea.</text:span></text:p>
      <text:p text:style-name="P2"><text:span text:style-name="T43"><text:tab/>“</text:span><text:span text:style-name="T44">She </text:span><text:span text:style-name="T12">knows</text:span><text:span text:style-name="T44"> I’m a spy now. I have to und</text:span><text:span text:style-name="T46">o</text:span><text:span text:style-name="T44"> it. Make her forget everything but me,” she admitted, </text:span><text:span text:style-name="T45">breaking the lock of swords with an upward push, </text:span><text:span text:style-name="T46">cutting at Lucius’s </text:span><text:span text:style-name="T47">armed paw and knocking the blade away from him.</text:span></text:p>
      <text:p text:style-name="P2"><text:span text:style-name="T47"><text:tab/>“</text:span><text:span text:style-name="T48">You don’t have to do this. We can still turn back, doctor.”</text:span></text:p>
      <text:p text:style-name="P2"><text:span text:style-name="T48"><text:tab/>“</text:span><text:span text:style-name="T49">No. No, I have to do this now.”</text:span></text:p>
      <text:p text:style-name="P2"><text:span text:style-name="T49"><text:tab/></text:span><text:span text:style-name="T50">As Althea went to make a fatal stab, Lucius leaped out of the way, </text:span><text:span text:style-name="T51">grabbing his opponent and wrestling the sword out of her paw, flipping it around and bringing it right through her. </text:span><text:span text:style-name="T52">A look of shock came upon the chinchilla’s face before she simply gave in to the pain, falling dead upon the ground.</text:span></text:p>
      <text:p text:style-name="P2"><text:span text:style-name="T52"><text:tab/></text:span><text:span text:style-name="T53">Leora began to come to, looking up at Lucius as he stroked her fur.</text:span></text:p>
      <text:p text:style-name="P2"><text:span text:style-name="T53"><text:tab/>“</text:span><text:span text:style-name="T54">W-what happened? I-is it safe?”</text:span></text:p>
      <text:p text:style-name="P4"><text:tab/>“It’s safe, Leora. And I will make sure it stays safe for you now. Daughter.”</text:p>
      <text:p text:style-name="P4"/>
      <text:p text:style-name="P4"><text:tab/>The sun set upon a bloodied field. Twinleaf had joined negotiations, and she now sat nursing her niece’s wounds as Gwen and Panama cuddled in the rising moonlight. Lucius hugged his new daughter, seeing Urod fly in with the judge from high in the sky. As they landed, he began to converse.</text:p>
      <text:p text:style-name="P5"><text:tab/>“So am I innocent or what? Did my attorney get me off?”</text:p>
      <text:p text:style-name="P5"><text:soft-page-break/><text:tab/>“Yes, I heard the news. You’re free of any charges, dear boy. Urod will be returning with me to clean up the sure to be mess after this.” And so with an uncertain, but hopeful future, the party fell asleep together reunited under the stars.</text:p>
      <text:p text:style-name="P6"/>
      <text:p text:style-name="P7">FI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6H19M38S</meta:editing-duration>
    <meta:editing-cycles>86</meta:editing-cycles>
    <meta:generator>LibreOffice/6.4.3.2$Linux_X86_64 LibreOffice_project/40$Build-2</meta:generator>
    <dc:date>2020-05-11T18:14:58.911478284</dc:date>
    <meta:document-statistic meta:table-count="0" meta:image-count="0" meta:object-count="0" meta:page-count="4" meta:paragraph-count="41" meta:word-count="958" meta:character-count="5299" meta:non-whitespace-character-count="4340"/>
  </office:meta>
</office:document-meta>
</file>